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fb8" officeooo:paragraph-rsid="001fa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tabase user: “root”;</text:p>
      <text:p text:style-name="P1">database password: “”;</text:p>
      <text:p text:style-name="P1">database name : book_store</text:p>
      <text:p text:style-name="P1">database table: book_info</text:p>
      <text:p text:style-name="P1"/>
      <text:p text:style-name="P1">run books-store-services </text:p>
      <text:p text:style-name="P1">run books-store-portal</text:p>
      <text:p text:style-name="P1"/>
      <text:p text:style-name="P1"/>
      <text:p text:style-name="P1">check below url and request to postman.</text:p>
      <text:p text:style-name="P1"/>
      <text:p text:style-name="P1"/>
      <text:p text:style-name="P1">http://localhost:8080/book-store-portal/ws/BookStore/FilteredBook</text:p>
      <text:p text:style-name="P1">{</text:p>
      <text:p text:style-name="P1"><text:s text:c="2"/>"author": "joel"</text:p>
      <text:p text:style-name="P1">}</text:p>
      <text:p text:style-name="P1">http://localhost:8080/book-store-portal/ws/BookStore/DeleteBook </text:p>
      <text:p text:style-name="P1">{</text:p>
      <text:p text:style-name="P1"><text:s text:c="2"/><text:tab/>"bookId":5</text:p>
      <text:p text:style-name="P1">}</text:p>
      <text:p text:style-name="P1">http://localhost:8080/book-store-portal/ws/BookStore/RenameBook</text:p>
      <text:p text:style-name="P1">{</text:p>
      <text:p text:style-name="P1"><text:s text:c="4"/>"bookId":5,</text:p>
      <text:p text:style-name="P1"><text:s text:c="4"/>"author": "joel"</text:p>
      <text:p text:style-name="P1">}</text:p>
      <text:p text:style-name="P1">http://localhost:8080/book-store-portal/ws/BookStore/AddBook</text:p>
      <text:p text:style-name="P1">{</text:p>
      <text:p text:style-name="P1"><text:s text:c="2"/>"bookTittle": "sample title",</text:p>
      <text:p text:style-name="P1"><text:s text:c="2"/>"bookAuthor" : joel,</text:p>
      <text:p text:style-name="P1"><text:s text:c="2"/>"bookGenre" : action,</text:p>
      <text:p text:style-name="P1"><text:s text:c="2"/>"price": 500,</text:p>
      <text:p text:style-name="P1"><text:s text:c="2"/>"createdBy" : joel</text:p>
      <text:p text:style-name="P1">}</text:p>
      <text:p text:style-name="P1">http://localhost:8080/book-store-portal/ws/BookStore/ShowAllBooks</text:p>
      <text:p text:style-name="P1">execute by g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12:41.952352989</meta:creation-date>
    <dc:date>2018-02-23T16:16:04.411161286</dc:date>
    <meta:editing-duration>PT3M23S</meta:editing-duration>
    <meta:editing-cycles>1</meta:editing-cycles>
    <meta:document-statistic meta:table-count="0" meta:image-count="0" meta:object-count="0" meta:page-count="1" meta:paragraph-count="30" meta:word-count="60" meta:character-count="697" meta:non-whitespace-character-count="642"/>
    <meta:generator>LibreOffice/5.1.6.2$Linux_X86_64 LibreOffice_project/10m0$Build-2</meta:generator>
  </office:meta>
</office:document-meta>
</file>